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f31e" officeooo:paragraph-rsid="0007229a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7229a" officeooo:paragraph-rsid="0007229a"/>
    </style:style>
    <style:style style:name="P3" style:family="paragraph" style:parent-style-name="Standard">
      <style:text-properties style:font-name="arial" officeooo:rsid="0007f31e" officeooo:paragraph-rsid="0007f31e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7f31e" officeooo:paragraph-rsid="0007f31e"/>
    </style:style>
    <style:style style:name="P5" style:family="paragraph" style:parent-style-name="Standard">
      <style:text-properties style:font-name="arial" fo:font-size="14pt" fo:font-weight="bold" officeooo:rsid="0007229a" officeooo:paragraph-rsid="0007229a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7f31e" officeooo:paragraph-rsid="0007f31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Model Quadcoptera</text:p>
      <text:p text:style-name="P6"/>
      <text:p text:style-name="P4">Rozważany model matematyczny drona wykorzystuje dwanaście zmiennych stanu, które opisują ruch postępowy I obrotowy obiektu w przestrzeni trójwymiarowej. Kolejne krotki złożone z trzech elementów wektora stanu oznaczają położenie, prędkość liniową, położenie kątowe oraz prędkość kątową.</text:p>
      <text:p text:style-name="P3"/>
      <text:p text:style-name="P2">Model matematyczny quadcoptera korzysta z dwóch układów odniesienia. Pierwszy układ odniesienia to układ nieruchomy, związany z Ziemią, który wykorzysytwany jest do opisu ruchu postępowego rozważanego obiektu. Drugi układ odniesienia, związany z dronem, jest ruchomym układem odniesienia. Wektory sił opisane względem tego układu można przekształcić do układu nieruchomego poprzez zastosowanie macierzy rotacji R przedstawionej jako (x.xx). <text:s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1:14:49.161214326</meta:creation-date>
    <dc:date>2022-08-30T11:45:31.149260980</dc:date>
    <meta:editing-duration>PT10S</meta:editing-duration>
    <meta:editing-cycles>1</meta:editing-cycles>
    <meta:document-statistic meta:table-count="0" meta:image-count="0" meta:object-count="0" meta:page-count="1" meta:paragraph-count="3" meta:word-count="92" meta:character-count="745" meta:non-whitespace-character-count="654"/>
    <meta:generator>LibreOffice/7.3.5.2$Linux_X86_64 LibreOffice_project/30$Build-2</meta:generator>
  </office:meta>
</office:document-meta>
</file>